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 svg:font-family="'Lucida Sans'" style:font-family-generic="roman"/>
    <style:font-face style:name="Miriam" svg:font-family="Miriam"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P1" style:family="paragraph" style:parent-style-name="Paper-Title">
      <style:paragraph-properties fo:margin-top="0in" fo:margin-bottom="0in" loext:contextual-spacing="false"/>
    </style:style>
    <style:style style:name="P2" style:family="paragraph" style:parent-style-name="Paper-Title">
      <style:paragraph-properties fo:margin-top="0in" fo:margin-bottom="0in" loext:contextual-spacing="false"/>
      <style:text-properties fo:font-size="11pt" fo:letter-spacing="-0.0016in" fo:language="it" fo:country="IT" fo:font-weight="normal" style:font-size-asian="11pt" style:font-weight-asian="normal" style:font-size-complex="11pt"/>
    </style:style>
    <style:style style:name="P3" style:family="paragraph" style:parent-style-name="Author">
      <style:paragraph-properties fo:margin-top="0in" fo:margin-bottom="0in" loext:contextual-spacing="false"/>
    </style:style>
    <style:style style:name="P4" style:family="paragraph" style:parent-style-name="Normal">
      <style:paragraph-properties fo:margin-top="0in" fo:margin-bottom="0in" loext:contextual-spacing="false"/>
    </style:style>
    <style:style style:name="P5" style:family="paragraph" style:parent-style-name="Normal">
      <style:paragraph-properties fo:margin-top="0in" fo:margin-bottom="0in" loext:contextual-spacing="false" fo:text-align="center" style:justify-single-word="false"/>
    </style:style>
    <style:style style:name="P6" style:family="paragraph" style:parent-style-name="Normal">
      <style:paragraph-properties fo:margin-top="0in" fo:margin-bottom="0in" loext:contextual-spacing="false"/>
      <style:text-properties style:font-name="Helvetica" fo:language="it" fo:country="IT" style:font-name-complex="Helvetica" style:font-size-complex="9pt"/>
    </style:style>
    <style:style style:name="P7" style:family="paragraph" style:parent-style-name="Normal">
      <style:paragraph-properties fo:margin-top="0in" fo:margin-bottom="0in" loext:contextual-spacing="false"/>
      <style:text-properties fo:font-size="12pt" fo:font-weight="bold" style:font-size-asian="12pt" style:font-weight-asian="bold"/>
    </style:style>
    <style:style style:name="P8" style:family="paragraph" style:parent-style-name="Normal">
      <style:paragraph-properties fo:margin-top="0in" fo:margin-bottom="0in" loext:contextual-spacing="false"/>
      <style:text-properties fo:font-size="10pt" style:font-size-asian="10pt"/>
    </style:style>
    <style:style style:name="P9" style:family="paragraph" style:parent-style-name="Normal">
      <style:paragraph-properties fo:text-align="center" style:justify-single-word="false"/>
    </style:style>
    <style:style style:name="P10" style:family="paragraph" style:parent-style-name="Normal">
      <style:text-properties fo:font-size="10pt" style:font-size-asian="10pt"/>
    </style:style>
    <style:style style:name="P11" style:family="paragraph" style:parent-style-name="LO-Normal">
      <style:paragraph-properties fo:text-align="justify" style:justify-single-word="false"/>
    </style:style>
    <style:style style:name="P12" style:family="paragraph" style:parent-style-name="Retrait_20_corps_20_de_20_texte">
      <style:paragraph-properties fo:margin-left="0in" fo:margin-right="0in" fo:text-indent="0in" style:auto-text-indent="false"/>
    </style:style>
    <style:style style:name="P13" style:family="paragraph" style:parent-style-name="Normal">
      <style:paragraph-properties fo:margin-top="0.0402in" fo:margin-bottom="0in" loext:contextual-spacing="false"/>
    </style:style>
    <style:style style:name="P14" style:family="paragraph" style:parent-style-name="Titre_20_1" style:list-style-name="">
      <style:paragraph-properties fo:margin-top="0in" fo:margin-bottom="0in" loext:contextual-spacing="false">
        <style:tab-stops>
          <style:tab-stop style:position="0in"/>
        </style:tab-stops>
      </style:paragraph-properties>
    </style:style>
    <style:style style:name="P15" style:family="paragraph" style:parent-style-name="Normal">
      <style:paragraph-properties fo:margin-top="0.0402in" fo:margin-bottom="0in" loext:contextual-spacing="false" fo:text-align="start" style:justify-single-word="false"/>
    </style:style>
    <style:style style:name="P16" style:family="paragraph" style:parent-style-name="Normal">
      <style:paragraph-properties fo:margin-top="0.0402in" fo:margin-bottom="0in" loext:contextual-spacing="false" fo:text-align="start" style:justify-single-word="false"/>
      <style:text-properties officeooo:paragraph-rsid="000526d4"/>
    </style:style>
    <style:style style:name="P17" style:family="paragraph" style:parent-style-name="Paper-Title" style:master-page-name="MP0">
      <style:paragraph-properties fo:margin-top="0in" fo:margin-bottom="0in" loext:contextual-spacing="false" style:page-number="auto" fo:break-before="page"/>
      <style:text-properties fo:language="it" fo:country="IT"/>
    </style:style>
    <style:style style:name="P18" style:family="paragraph" style:parent-style-name="References" style:list-style-name="">
      <style:paragraph-properties fo:margin-top="0in" fo:margin-bottom="0in" loext:contextual-spacing="false"/>
    </style:style>
    <style:style style:name="T1" style:family="text">
      <style:text-properties fo:font-size="11pt" fo:letter-spacing="-0.0016in" fo:language="it" fo:country="IT" fo:font-weight="normal" style:font-size-asian="11pt" style:font-weight-asian="normal" style:font-size-complex="11pt"/>
    </style:style>
    <style:style style:name="T2" style:family="text">
      <style:text-properties style:text-position="super 64%" fo:font-size="11pt" fo:letter-spacing="-0.0016in" fo:language="it" fo:country="IT" fo:font-weight="normal" style:font-size-asian="11pt" style:font-weight-asian="normal" style:font-size-complex="11pt"/>
    </style:style>
    <style:style style:name="T3" style:family="text">
      <style:text-properties style:text-position="super 67%" fo:font-size="9pt" fo:letter-spacing="-0.0016in" fo:language="it" fo:country="IT" style:font-size-asian="9pt" style:font-size-complex="9pt"/>
    </style:style>
    <style:style style:name="T4" style:family="text">
      <style:text-properties style:text-position="super 67%" style:font-name="Helvetica" fo:language="it" fo:country="IT" style:font-name-complex="Helvetica" style:font-size-complex="9pt"/>
    </style:style>
    <style:style style:name="T5" style:family="text">
      <style:text-properties style:text-position="super 67%" style:font-name="Helvetica" fo:language="it" fo:country="IT" style:language-asian="it" style:country-asian="IT" style:font-name-complex="Arial" style:font-size-complex="9pt"/>
    </style:style>
    <style:style style:name="T6" style:family="text">
      <style:text-properties fo:font-size="9pt" fo:letter-spacing="-0.0016in" fo:language="it" fo:country="IT" style:font-size-asian="9pt" style:font-size-complex="9pt"/>
    </style:style>
    <style:style style:name="T7" style:family="text">
      <style:text-properties style:font-name="Helvetica" fo:language="it" fo:country="IT" style:font-name-complex="Helvetica" style:font-size-complex="9pt"/>
    </style:style>
    <style:style style:name="T8" style:family="text">
      <style:text-properties style:font-name="Helvetica" fo:language="it" fo:country="IT" style:language-asian="it" style:country-asian="IT" style:font-name-complex="Arial" style:font-size-complex="9pt"/>
    </style:style>
    <style:style style:name="T9" style:family="text">
      <style:text-properties fo:font-size="10pt" style:font-size-asian="10pt"/>
    </style:style>
    <style:style style:name="T10" style:family="text">
      <style:text-properties fo:font-size="10pt" fo:language="en" fo:country="GB" style:font-size-asian="10pt"/>
    </style:style>
    <style:style style:name="T11" style:family="text">
      <style:text-properties style:use-window-font-color="true" style:font-name="Times New Roman" fo:font-size="10pt" fo:language="en" fo:country="GB" style:font-size-asian="10pt" style:font-name-complex="Times New Roman" style:font-size-complex="10pt"/>
    </style:style>
    <style:style style:name="T12" style:family="text">
      <style:text-properties style:use-window-font-color="true" style:font-name="Times New Roman" fo:font-size="10pt" fo:language="en" fo:country="GB" fo:font-style="italic" style:font-size-asian="10pt" style:font-style-asian="italic" style:font-name-complex="Times New Roman" style:font-size-complex="10pt" style:font-style-complex="italic"/>
    </style:style>
    <style:style style:name="T13" style:family="text">
      <style:text-properties style:font-name="Times New Roman" fo:font-size="10pt" fo:language="en" fo:country="GB" style:font-size-asian="10pt" style:font-name-complex="Times New Roman"/>
    </style:style>
    <style:style style:name="T14" style:family="text">
      <style:text-properties style:text-position="super 65%" style:font-name="Times New Roman" fo:font-size="10pt" fo:language="en" fo:country="GB" style:font-size-asian="10pt" style:font-name-complex="Times New Roman"/>
    </style:style>
    <style:style style:name="T15" style:family="text">
      <style:text-properties fo:font-style="italic" style:font-style-asian="italic"/>
    </style:style>
    <style:style style:name="T16" style:family="text">
      <style:text-properties fo:language="fr" fo:country="CH"/>
    </style:style>
    <style:style style:name="T17" style:family="text">
      <style:text-properties fo:language="fr" fo:country="CH" fo:font-style="italic" style:font-style-asian="italic"/>
    </style:style>
    <style:style style:name="T18" style:family="text">
      <style:text-properties fo:language="fr" fo:country="CH" fo:font-style="italic" style:font-style-asian="italic" style:font-style-complex="italic"/>
    </style:style>
    <style:style style:name="T19" style:family="text">
      <style:text-properties fo:language="fr" fo:country="CH" officeooo:rsid="000526d4"/>
    </style:style>
    <style:style style:name="T20" style:family="text">
      <style:text-properties fo:language="fr" fo:country="CH"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itle Template for GraphSDE2019</text:p>
      <text:p text:style-name="P2"/>
      <text:p text:style-name="P1"><text:span text:style-name="Police_20_par_20_défaut"><text:span text:style-name="T1">1st Author</text:span></text:span><text:span text:style-name="Police_20_par_20_défaut"><text:span text:style-name="T2">1</text:span></text:span><text:span text:style-name="Police_20_par_20_défaut"><text:span text:style-name="T1">, Francesca Tomasi</text:span></text:span><text:span text:style-name="Police_20_par_20_défaut"><text:span text:style-name="T2">2</text:span></text:span><text:span text:style-name="Police_20_par_20_défaut"><text:span text:style-name="T1">, Elena Spadini</text:span></text:span><text:span text:style-name="Police_20_par_20_défaut"><text:span text:style-name="T2">3</text:span></text:span><text:span text:style-name="Police_20_par_20_défaut"><text:span text:style-name="T1">, ...</text:span></text:span></text:p>
      <text:p text:style-name="P3"><text:span text:style-name="Police_20_par_20_défaut"><text:span text:style-name="T3">1 </text:span></text:span><text:span text:style-name="Police_20_par_20_défaut"><text:span text:style-name="T6">affiliation, country - e-mail</text:span></text:span></text:p>
      <text:p text:style-name="P5"><text:span text:style-name="Police_20_par_20_défaut"><text:span text:style-name="T4">2 </text:span></text:span><text:span text:style-name="Police_20_par_20_défaut"><text:span text:style-name="T7">University of Bologna, Italy – francesca.tomasi@unibo.it</text:span></text:span></text:p>
      <text:p text:style-name="P9"><text:span text:style-name="Police_20_par_20_défaut"><text:span text:style-name="T5">3</text:span></text:span><text:span text:style-name="Police_20_par_20_défaut"><text:span text:style-name="T8"> University of Lausanne, Switzerland – elena.spadini@unil.ch</text:span></text:span></text:p>
      <text:p text:style-name="P6"/>
      <text:p text:style-name="P7"/>
      <text:p text:style-name="P7"/>
      <text:h text:style-name="P14" text:outline-level="1">INTRODUCTION</text:h>
      <text:p text:style-name="P11"><text:span text:style-name="Police_20_par_20_défaut"><text:span text:style-name="T11">Proposals must clearly present the objectives of the contribution, provide a brief overview of the state of the art, specify and discuss the methodologies adopted and, where appropriate, the results obtained or expected. They must also include a short bibliography. Figures or tables may be included. </text:span></text:span></text:p>
      <text:p text:style-name="P11"><text:span text:style-name="Police_20_par_20_défaut"><text:span text:style-name="T11">In order to give these conference abstracts a single appearance we ask that the authors to follow some simple guidelines. In essence, we ask you to make your abstract look exactly like this document. The easiest way to do this is to simply replace the content with your own text.</text:span></text:span></text:p>
      <text:p text:style-name="P4"/>
      <text:h text:style-name="P14" text:outline-level="1">PROPOSAL SIZE</text:h>
      <text:p text:style-name="P11"><text:span text:style-name="Police_20_par_20_défaut"><text:span text:style-name="T11">The proposal should have a length of 800-1000 words plus the bibliography; it needs to present clearly the objectives of the proposal, provides a brief overview of the state of the art and the methodologies adopted and, where appropriate, the results obtained or expected. It must also contain a short bibliography. The proposal might make known the progress of an ongoing project; it can discuss innovative methodologies and their theoretical foundations, experiences of analysis and applications that are methodologically significant within a discipline; presentations devoted to presenting a specific tool or resource are acceptable only if they include a thorough critical discussion of the methods used and/or a theoretical evaluation of the results obtained.</text:span></text:span></text:p>
      <text:p text:style-name="P4"/>
      <text:h text:style-name="P14" text:outline-level="1">PAGE, TEXT AND REFERENCES</text:h>
      <text:p text:style-name="P11"><text:span text:style-name="Police_20_par_20_défaut"><text:span text:style-name="T11">All material on each page should fit within a rectangle of 18 × 23.5 cm, with a top margin of 2 cm, lower 2.5 and the right and left margins should be 1.9 cm. Normal or Body Text Please use a 10-point Times Roman font, or other Roman font with serifs, as close as possible in appearance to Times Roman in which these guidelines have been set. The heading of a section should be in Times New Roman 12-point bold in all-capitals flush left. Please use sans-serif or non-proportional fonts only for special purposes, such as distinguishing source code text. Paragraphs must have justified alignment.</text:span></text:span></text:p>
      <text:p text:style-name="P11"><text:span text:style-name="Police_20_par_20_défaut"><text:span text:style-name="T11">The title (Helvetica 18-point bold), authors' names (Helvetica 12-point) and affiliations and e-mail address (Helvetica 9-point) should be centred on the page. </text:span></text:span><text:span text:style-name="Police_20_par_20_défaut"><text:span text:style-name="Police_20_par_20_défaut"><text:span text:style-name="T13">Footnotes should be Times New Roman 9-point</text:span></text:span></text:span><text:span text:style-name="Police_20_par_20_défaut"><text:span text:style-name="T13"><text:note text:id="ftn1" text:note-class="footnote"><text:note-citation>1</text:note-citation><text:note-body><text:p text:style-name="Note_20_de_20_bas_20_de_20_page">If necessary, you may place some information in a footnote.</text:p></text:note-body></text:note></text:span></text:span><text:span text:style-name="Police_20_par_20_défaut"><text:span text:style-name="Police_20_par_20_défaut"><text:span text:style-name="Police_20_par_20_défaut"><text:span text:style-name="T13">.</text:span></text:span></text:span></text:span><text:span text:style-name="Police_20_par_20_défaut"><text:span text:style-name="T10"> </text:span></text:span></text:p>
      <text:p text:style-name="P11"><text:span text:style-name="Police_20_par_20_défaut"><text:span text:style-name="T11">Do not include headers, footers or page numbers in your submission. </text:span></text:span></text:p>
      <text:p text:style-name="P11"><text:span text:style-name="Police_20_par_20_défaut"><text:span text:style-name="T11">For references use a numbered list at the end of the article, ordered alphabetically and formatted accordingly; see examples of some typical reference types at the end of this document and follow the Chicago Manual of Style (Author-Date)</text:span></text:span><text:span text:style-name="Police_20_par_20_défaut"><text:span text:style-name="T14"><text:note text:id="ftn2" text:note-class="footnote"><text:note-citation>2</text:note-citation><text:note-body><text:p text:style-name="Note_20_de_20_bas_20_de_20_page">Citation Quick Guide, available at &lt;https://www.chicagomanualofstyle.org/tools_citationguide/citation-guide-2.html&gt;.</text:p></text:note-body></text:note></text:span></text:span><text:span text:style-name="Police_20_par_20_défaut"><text:span text:style-name="T11">. The references are in 9 pt., and you can see formatting in section 6 as a template. References should be published materials accessible to the public; internal technical reports may be cited only if they are easily accessible. Bibliographical reference in the text are provided with (author, date); the following sentences are examples. </text:span></text:span></text:p>
      <text:p text:style-name="P11"><text:span text:style-name="Police_20_par_20_défaut"><text:span text:style-name="T11">In the first issue of </text:span></text:span><text:span text:style-name="Police_20_par_20_défaut"><text:span text:style-name="T12">Digital Humanities Quarterly</text:span></text:span><text:span text:style-name="Police_20_par_20_défaut"><text:span text:style-name="T11">, Raben invited researchers to address the following question: “Are there better ways to organize our information than the current search programs provide?” (Raben, 2007).</text:span></text:span></text:p>
      <text:p text:style-name="P11"><text:span text:style-name="Police_20_par_20_défaut"><text:span text:style-name="T11">Grammar and rhetoric formed the basis of any education from antiquity through the Middle Ages (Copeland and Sluiter, 2009).</text:span></text:span></text:p>
      <text:p text:style-name="P12"/>
      <text:h text:style-name="P14" text:outline-level="1"><text:soft-page-break/>FIGURES AND TABLES</text:h>
      <text:p text:style-name="P11"><text:span text:style-name="Police_20_par_20_défaut"><text:span text:style-name="T11">Place Figures and Tables in text as close to the reference as possible (see Figure 1). Captions should be Times New Roman 9-point bold, they should be numbered (e.g., “Table 1” or “Figure 2”), and they should be placed under the box and aligned to the left.</text:span></text:span></text:p>
      <text:p text:style-name="P8"/>
      <text:h text:style-name="P14" text:outline-level="1">ACKNOWLEDGMENTS</text:h>
      <text:p text:style-name="Normal"><text:span text:style-name="short_5f_text"><text:span text:style-name="T9">Enter any acknowledgments in this section.</text:span></text:span></text:p>
      <text:p text:style-name="P10"/>
      <text:h text:style-name="P14" text:outline-level="1">REFERENCES</text:h>
      <text:p text:style-name="P15">Busby, Keith. 2002. <text:span text:style-name="Police_20_par_20_défaut"><text:span text:style-name="T15">Codex and Context: Reading Old French Verse Narrative in Manuscript</text:span></text:span>. 2 vols. Amsterdam; New York, NY: Rodopi.</text:p>
      <text:p text:style-name="P15"><text:span text:style-name="Police_20_par_20_défaut"><text:span text:style-name="T16">Carrà, Sergio, ed. 1999. </text:span></text:span><text:span text:style-name="Police_20_par_20_défaut"><text:span text:style-name="T17">Il ruolo del modello nella scienza e nel sapere (Roma, 27-28 ottobre 1998)</text:span></text:span><text:span text:style-name="Police_20_par_20_défaut"><text:span text:style-name="T16">. </text:span></text:span>Roma: Accademia nazionale dei Lincei.</text:p>
      <text:p text:style-name="P15">Copeland, Rita, and Ineke Sluiter. 2009. <text:span text:style-name="Police_20_par_20_défaut"><text:span text:style-name="T15">Medieval Grammar and Rhetoric: Language Arts and Literary Theory, AD 300 -1475</text:span></text:span>. Oxford; New York: Oxford University Press.</text:p>
      <text:p text:style-name="P15">Fujinaga, Ichiro, and Susan Forscher Weiss. 2004. “Music”. In <text:span text:style-name="Police_20_par_20_défaut"><text:span text:style-name="T15">A Companion to Digital Humanities</text:span></text:span>, edited by Susan Schreibman, Ray Siemens, and John Unsworth. Oxford: Blackwell. </text:p>
      <text:p text:style-name="P15">Raben, Joseph. 2007. “Introducing Issues in Humanities Computing”. <text:span text:style-name="Police_20_par_20_défaut"><text:span text:style-name="T17">Digital Humanities Quarterly</text:span></text:span><text:span text:style-name="Police_20_par_20_défaut"><text:span text:style-name="T16"> 1 (1).</text:span></text:span></text:p>
      <text:p text:style-name="P16"><text:span text:style-name="Police_20_par_20_défaut"><text:span text:style-name="T16">Soriano Robles, L. 1998. “La </text:span></text:span><text:span text:style-name="Police_20_par_20_défaut"><text:span text:style-name="T19">e</text:span></text:span><text:span text:style-name="Police_20_par_20_défaut"><text:span text:style-name="T16">dición </text:span></text:span><text:span text:style-name="Police_20_par_20_défaut"><text:span text:style-name="T19">d</text:span></text:span><text:span text:style-name="Police_20_par_20_défaut"><text:span text:style-name="T16">el </text:span></text:span><text:span text:style-name="Police_20_par_20_défaut"><text:span text:style-name="T19">f</text:span></text:span><text:span text:style-name="Police_20_par_20_défaut"><text:span text:style-name="T16">ragmento de </text:span></text:span><text:span text:style-name="Police_20_par_20_défaut"><text:span text:style-name="T19">l</text:span></text:span><text:span text:style-name="Police_20_par_20_défaut"><text:span text:style-name="T16">a </text:span></text:span><text:span text:style-name="Police_20_par_20_défaut"><text:span text:style-name="T19">c</text:span></text:span><text:span text:style-name="Police_20_par_20_défaut"><text:span text:style-name="T16">opia </text:span></text:span><text:span text:style-name="Police_20_par_20_défaut"><text:span text:style-name="T19">g</text:span></text:span><text:span text:style-name="Police_20_par_20_défaut"><text:span text:style-name="T16">allega </text:span></text:span><text:span text:style-name="Police_20_par_20_défaut"><text:span text:style-name="T19">d</text:span></text:span><text:span text:style-name="Police_20_par_20_défaut"><text:span text:style-name="T16">el </text:span></text:span><text:span text:style-name="Police_20_par_20_défaut"><text:span text:style-name="T18">Libro de Tristán</text:span></text:span><text:span text:style-name="Police_20_par_20_défaut"><text:span text:style-name="T20">”</text:span></text:span><text:span text:style-name="Police_20_par_20_défaut"><text:span text:style-name="T16">. In </text:span></text:span><text:span text:style-name="Police_20_par_20_défaut"><text:span text:style-name="T17">Edición y Anotación de Textos. Actas Del I Congreso de Jóvenes Filólogos (A Coruña, 25-28 de Septiembre de 1996)</text:span></text:span><text:span text:style-name="Police_20_par_20_défaut"><text:span text:style-name="T16">, edited by Antonio Chas Aguión, Mercedes Pampín Barral, Nieves Pena Sueiro, Begoña Campos, Carmen Parrilla García, and Mar Campos, 2:667–75. </text:span></text:span>A Coruña: Universidade da Coruña.</text:p>
      <text:p text:style-name="P15">Sperberg-McQueen, Michael. 1996. “Trip Report: Text Analysis Software Planning Meeting, Princeton, New Jersey, May 1996”. <text:a xlink:type="simple" xlink:href="http://www-01.sil.org/cellar/import/teilite/ceth9605.sgm" office:target-frame-name="_top" xlink:show="replace" text:style-name="Internet_20_link" text:visited-style-name="Visited_20_Internet_20_Link">http://www-01.sil.org/cellar/import/teilite/ceth9605.sgm</text:a>.</text:p>
      <text:p text:style-name="P15"/>
      <text:p text:style-name="P13"/>
      <text:p text:style-name="P13"/>
      <text:p text:style-name="P13"/>
      <text:p text:style-name="P13"/>
      <text:p text:style-name="P13"/>
      <text:p text:style-name="P1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 svg:font-family="'Lucida Sans'" style:font-family-generic="roman"/>
    <style:font-face style:name="Miriam" svg:font-family="Miriam"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028in" fo:margin-bottom="0in" loext:contextual-spacing="false" fo:text-align="start" style:justify-single-word="false" fo:hyphenation-ladder-count="no-limit" fo:keep-with-next="always"/>
      <style:text-properties fo:font-size="12pt" fo:font-weight="bold" style:font-size-asian="12pt" style:font-weight-asian="bold" fo:hyphenate="false"/>
    </style:style>
    <style:style style:name="Titre_20_2" style:display-name="Titre 2" style:family="paragraph" style:parent-style-name="Titre_20_1" style:next-style-name="Normal" style:default-outline-level="2">
      <style:paragraph-properties fo:hyphenation-ladder-count="no-limit"/>
      <style:text-properties fo:hyphenate="false"/>
    </style:style>
    <style:style style:name="Titre_20_3" style:display-name="Titre 3" style:family="paragraph" style:parent-style-name="Titre_20_2" style:next-style-name="Normal" style:default-outline-level="3">
      <style:paragraph-properties fo:hyphenation-ladder-count="no-limit"/>
      <style:text-properties fo:font-size="11pt" fo:font-style="italic" fo:font-weight="normal" style:font-size-asian="11pt" style:font-style-asian="italic" style:font-weight-asian="normal" fo:hyphenate="false"/>
    </style:style>
    <style:style style:name="Titre_20_4" style:display-name="Titre 4" style:family="paragraph" style:parent-style-name="Titre_20_3" style:next-style-name="Normal" style:default-outline-level="4">
      <style:paragraph-properties fo:hyphenation-ladder-count="no-limit"/>
      <style:text-properties fo:hyphenate="false"/>
    </style:style>
    <style:style style:name="Titre_20_5" style:display-name="Titre 5" style:family="paragraph" style:parent-style-name="Numero_20_elenco_20_3" style:next-style-name="Normal" style:default-outline-level="5">
      <style:paragraph-properties fo:margin-top="0.028in" fo:margin-bottom="0in" loext:contextual-spacing="false" fo:text-align="start" style:justify-single-word="false" fo:hyphenation-ladder-count="no-limit"/>
      <style:text-properties fo:font-size="11pt" fo:font-style="italic" style:font-size-asian="11pt" style:font-style-asian="italic" fo:hyphenate="false"/>
    </style:style>
    <style:style style:name="Titre_20_6" style:display-name="Titre 6" style:family="paragraph" style:parent-style-name="Normal" style:next-style-name="Normal" style:default-outline-level="6">
      <style:paragraph-properties fo:margin-top="0.1665in" fo:margin-bottom="0.0417in" loext:contextual-spacing="false"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itre_20_7" style:display-name="Titre 7" style:family="paragraph" style:parent-style-name="Normal" style:next-style-name="Normal" style:default-outline-level="7">
      <style:paragraph-properties fo:margin-top="0.1665in" fo:margin-bottom="0.0417in"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itre_20_8" style:display-name="Titre 8" style:family="paragraph" style:parent-style-name="Normal" style:next-style-name="Normal" style:default-outline-level="8">
      <style:paragraph-properties fo:margin-top="0.1665in" fo:margin-bottom="0.0417in" loext:contextual-spacing="false"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fo:hyphenate="false"/>
    </style:style>
    <style:style style:name="Titre_20_9" style:display-name="Titre 9" style:family="paragraph" style:parent-style-name="Normal" style:next-style-name="Normal" style:default-outline-level="9">
      <style:paragraph-properties fo:margin-top="0.1665in" fo:margin-bottom="0.0417in" loext:contextual-spacing="false"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fo:hyphenate="false"/>
    </style:style>
    <style:style style:name="Normal" style:family="paragraph">
      <style:paragraph-properties fo:margin-top="0in" fo:margin-bottom="0.0555in" loext:contextual-spacing="false" fo:text-align="justify" style:justify-single-word="false" fo:hyphenation-ladder-count="no-limit"/>
      <style:text-properties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Normal" style:next-style-name="Corps_20_de_20_texte"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roman"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style:style>
    <style:style style:name="Corps_20_de_20_texte" style:display-name="Corps de texte" style:family="paragraph" style:parent-style-name="Normal">
      <style:paragraph-properties fo:margin-top="0in" fo:margin-bottom="0in" loext:contextual-spacing="false" fo:hyphenation-ladder-count="no-limit"/>
      <style:text-properties fo:font-size="8pt" style:font-size-asian="8pt" fo:hyphenate="false"/>
    </style:style>
    <style:style style:name="LO-Normal" style:family="paragraph">
      <style:paragraph-properties fo:line-height="115%"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fo:hyphenate="false"/>
    </style:style>
    <style:style style:name="Liste" style:family="paragraph" style:parent-style-name="Corps_20_de_20_texte">
      <style:paragraph-properties fo:hyphenation-ladder-count="no-limit"/>
      <style:text-properties style:font-name-complex="Lucida Sans" style:font-family-complex="'Lucida Sans'" style:font-family-generic-complex="roman" fo:hyphenate="false"/>
    </style:style>
    <style:style style:name="Légende" style:family="paragraph" style:parent-style-name="Normal" style:next-style-name="Normal">
      <style:paragraph-properties fo:text-align="center" style:justify-single-word="false" fo:hyphenation-ladder-count="no-limit"/>
      <style:text-properties fo:font-weight="bold" style:font-weight-asian="bold" style:font-name-complex="Miriam" style:font-family-complex="Miriam" style:font-family-generic-complex="roman" style:font-size-complex="9pt" style:font-weight-complex="bold" fo:hyphenate="false"/>
    </style:style>
    <style:style style:name="Index" style:family="paragraph" style:parent-style-name="Normal" style:class="index">
      <style:paragraph-properties fo:hyphenation-ladder-count="no-limit" text:number-lines="false" text:line-number="0"/>
      <style:text-properties style:font-name-complex="Lucida Sans" style:font-family-complex="'Lucida Sans'" style:font-family-generic-complex="roman" fo:hyphenate="false"/>
    </style:style>
    <style:style style:name="Numero_20_elenco_20_3" style:display-name="Numero elenco 3" style:family="paragraph" style:parent-style-name="Normal">
      <style:paragraph-properties fo:margin-left="0.25in" fo:margin-right="0in" fo:hyphenation-ladder-count="no-limit" fo:text-indent="-0.25in" style:auto-text-indent="false">
        <style:tab-stops/>
      </style:paragraph-properties>
      <style:text-properties fo:hyphenate="false"/>
    </style:style>
    <style:style style:name="Author" style:family="paragraph" style:parent-style-name="Normal">
      <style:paragraph-properties fo:text-align="center" style:justify-single-word="false" fo:hyphenation-ladder-count="no-limi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fo:hyphenate="false"/>
    </style:style>
    <style:style style:name="Paper-Title" style:family="paragraph" style:parent-style-name="Normal">
      <style:paragraph-properties fo:margin-top="0in" fo:margin-bottom="0.0835in" loext:contextual-spacing="false" fo:text-align="center" style:justify-single-word="false" fo:hyphenation-ladder-count="no-limit"/>
      <style:text-properties style:font-name="Helvetica" fo:font-family="Helvetica" style:font-family-generic="swiss" style:font-pitch="variable" fo:font-size="18pt" fo:font-weight="bold" style:font-size-asian="18pt" style:font-weight-asian="bold" style:font-name-complex="Helvetica" style:font-family-complex="Helvetica" style:font-family-generic-complex="swiss" style:font-pitch-complex="variable" fo:hyphenate="false"/>
    </style:style>
    <style:style style:name="Affiliations" style:family="paragraph" style:parent-style-name="Normal">
      <style:paragraph-properties fo:margin-top="0in" fo:margin-bottom="0in" loext:contextual-spacing="false" fo:text-align="center" style:justify-single-word="false" fo:hyphenation-ladder-count="no-limit"/>
      <style:text-properties style:font-name="Helvetica" fo:font-family="Helvetica" style:font-family-generic="swiss" style:font-pitch="variable" fo:font-size="10pt" style:font-size-asian="10pt" style:font-name-complex="Helvetica" style:font-family-complex="Helvetica" style:font-family-generic-complex="swiss" style:font-pitch-complex="variable" fo:hyphenate="false"/>
    </style:style>
    <style:style style:name="Note_20_de_20_bas_20_de_20_page" style:display-name="Note de bas de page" style:family="paragraph" style:parent-style-name="Normal">
      <style:paragraph-properties fo:margin-left="0.1in" fo:margin-right="0in" fo:hyphenation-ladder-count="no-limit" fo:text-indent="-0.1in" style:auto-text-indent="false">
        <style:tab-stops/>
      </style:paragraph-properties>
      <style:text-properties fo:hyphenate="false"/>
    </style:style>
    <style:style style:name="Bullet" style:family="paragraph" style:parent-style-name="Normal" style:list-style-name="LFO4">
      <style:paragraph-properties fo:hyphenation-ladder-count="no-limit"/>
      <style:text-properties fo:hyphenate="false"/>
    </style:style>
    <style:style style:name="Pied_20_de_20_page" style:display-name="Pied de page" style:family="paragraph" style:parent-style-name="Normal">
      <style:paragraph-properties fo:hyphenation-ladder-count="no-limit">
        <style:tab-stops>
          <style:tab-stop style:position="3in" style:type="center"/>
          <style:tab-stop style:position="6in" style:type="right"/>
        </style:tab-stops>
      </style:paragraph-properties>
      <style:text-properties fo:hyphenate="false"/>
    </style:style>
    <style:style style:name="E-Mail" style:family="paragraph" style:parent-style-name="Author">
      <style:paragraph-properties fo:margin-top="0in" fo:margin-bottom="0.0417in" loext:contextual-spacing="false" fo:hyphenation-ladder-count="no-limit"/>
      <style:text-properties fo:hyphenate="false"/>
    </style:style>
    <style:style style:name="Abstract" style:family="paragraph" style:parent-style-name="Titre_20_1" style:default-outline-level="1" style:list-style-name="">
      <style:paragraph-properties fo:margin-top="0in" fo:margin-bottom="0.0835in" loext:contextual-spacing="false" fo:text-align="justify" style:justify-single-word="false" fo:hyphenation-ladder-count="no-limit"/>
      <style:text-properties fo:font-size="9pt" fo:font-weight="normal" style:font-size-asian="9pt" style:font-weight-asian="normal" fo:hyphenate="false"/>
    </style:style>
    <style:style style:name="Captions" style:family="paragraph" style:parent-style-name="Normal">
      <style:paragraph-properties fo:text-align="center" style:justify-single-word="false" fo:hyphenation-ladder-count="no-limit"/>
      <style:text-properties fo:font-weight="bold" style:font-weight-asian="bold" fo:hyphenate="false"/>
    </style:style>
    <style:style style:name="References" style:family="paragraph" style:parent-style-name="Normal" style:list-style-name="LFO2">
      <style:paragraph-properties fo:text-align="start" style:justify-single-word="false" fo:hyphenation-ladder-count="no-limit"/>
      <style:text-properties fo:hyphenate="false"/>
    </style:style>
    <style:style style:name="Retrait_20_corps_20_de_20_texte" style:display-name="Retrait corps de texte" style:family="paragraph" style:parent-style-name="Normal">
      <style:paragraph-properties fo:margin-left="0in" fo:margin-right="0in" fo:margin-top="0in" fo:margin-bottom="0in" loext:contextual-spacing="false" fo:hyphenation-ladder-count="no-limit" fo:text-indent="0.25in" style:auto-text-indent="false"/>
      <style:text-properties fo:hyphenate="false"/>
    </style:style>
    <style:style style:name="Mappa_20_documento" style:display-name="Mappa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En-tête" style:family="paragraph" style:parent-style-name="Normal">
      <style:paragraph-properties fo:hyphenation-ladder-count="no-limit">
        <style:tab-stops>
          <style:tab-stop style:position="3in" style:type="center"/>
          <style:tab-stop style:position="6in" style:type="right"/>
        </style:tab-stops>
      </style:paragraph-properties>
      <style:text-properties fo:hyphenate="false"/>
    </style:style>
    <style:style style:name="Testo_20_commento" style:display-name="Testo commento" style:family="paragraph" style:parent-style-name="Normal">
      <style:paragraph-properties fo:margin-top="0in" fo:margin-bottom="0in" loext:contextual-spacing="false" fo:text-align="start" style:justify-single-word="false" fo:hyphenation-ladder-count="no-limit"/>
      <style:text-properties fo:color="#000000" style:font-name="Arial" fo:font-family="Arial" style:font-family-generic="swiss" style:font-pitch="variable" fo:font-size="12pt" fo:language="it" fo:country="I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style:style>
    <style:style style:name="Normale_20__28_Web_29_" style:display-name="Normale (Web)" style:family="paragraph" style:parent-style-name="Normal">
      <style:paragraph-properties fo:margin-top="0.0693in" fo:margin-bottom="0.0693in" loext:contextual-spacing="false" fo:text-align="start" style:justify-single-word="false" fo:hyphenation-ladder-count="no-limit"/>
      <style:text-properties style:font-name="Times" fo:font-family="Times" style:font-family-generic="system" style:font-pitch="variable" fo:font-size="10pt" fo:language="it" fo:country="IT" style:font-size-asian="10pt" style:font-name-complex="Times" style:font-family-complex="Times" style:font-family-generic-complex="system" style:font-pitch-complex="variable" fo:hyphenate="false"/>
    </style:style>
    <style:style style:name="Note_20_de_20_fin" style:display-name="Note de fin" style:family="paragraph" style:parent-style-name="Normal">
      <style:paragraph-properties fo:margin-top="0in" fo:margin-bottom="0in" loext:contextual-spacing="false" fo:hyphenation-ladder-count="no-limit"/>
      <style:text-properties fo:font-size="10pt" style:font-size-asian="10pt"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olice_20_par_20_défaut" style:display-name="Police par défau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3z0" style:family="text">
      <style:text-properties style:text-underline-style="none"/>
    </style:style>
    <style:style style:name="WW8Num4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8Num5z0" style:family="text">
      <style:text-properties style:text-underline-style="none"/>
    </style:style>
    <style:style style:name="WW8Num6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arattere_20_predefinito_20_paragrafo" style:display-name="Carattere predefinito paragrafo" style:family="text"/>
    <style:style style:name="Footnote_20_Symbol" style:display-name="Footnote Symbol" style:family="text">
      <style:text-properties style:text-position="100% 100%"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uméro_20_de_20_page" style:display-name="Numéro de page" style:family="text" style:parent-style-name="Carattere_20_predefinito_20_paragrafo"/>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Testo_20_commento_20_Carattere" style:display-name="Testo commento Carattere" style:family="tex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Rimando_20_commento" style:display-name="Rimando commento" style:family="text">
      <style:text-properties fo:font-size="9pt" style:font-size-asian="9pt" style:font-size-complex="9pt"/>
    </style:style>
    <style:style style:name="short_5f_text" style:display-name="short_text" style:family="text"/>
    <style:style style:name="Footnote_20_anchor" style:display-name="Footnote anchor" style:family="text">
      <style:text-properties style:text-position="0% 100%" fo:font-size="8pt" style:font-size-asian="8pt"/>
    </style:style>
    <style:style style:name="Appel_20_note_20_de_20_bas_20_de_20_p." style:display-name="Appel note de bas de p." style:family="text" style:parent-style-name="Police_20_par_20_défaut">
      <style:text-properties style:text-position="0% 100%" fo:font-size="8pt" style:font-size-asian="8pt"/>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2" style:display-name="WW_CharLFO6LVL2"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3" style:display-name="WW_CharLFO6LVL3"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4" style:display-name="WW_CharLFO6LVL4"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5" style:display-name="WW_CharLFO6LVL5"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6" style:display-name="WW_CharLFO6LVL6"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7" style:display-name="WW_CharLFO6LVL7"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8" style:display-name="WW_CharLFO6LVL8"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6LVL9" style:display-name="WW_CharLFO6LVL9"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style>
    <style:style style:name="WW_5f_CharLFO7LVL1" style:display-name="WW_CharLFO7LVL1" style:family="text">
      <style:text-properties style:font-name="Times New Roman" fo:font-family="'Times New Roman'" style:font-family-generic="roman" style:font-pitch="variable" style:text-underline-style="none"/>
    </style:style>
    <style:style style:name="WW_5f_CharLFO7LVL2" style:display-name="WW_CharLFO7LVL2" style:family="text">
      <style:text-properties style:font-name="Times New Roman" fo:font-family="'Times New Roman'" style:font-family-generic="roman" style:font-pitch="variable" style:text-underline-style="none"/>
    </style:style>
    <style:style style:name="WW_5f_CharLFO7LVL3" style:display-name="WW_CharLFO7LVL3" style:family="text">
      <style:text-properties style:font-name="Times New Roman" fo:font-family="'Times New Roman'" style:font-family-generic="roman" style:font-pitch="variable" style:text-underline-style="none"/>
    </style:style>
    <style:style style:name="WW_5f_CharLFO7LVL4" style:display-name="WW_CharLFO7LVL4" style:family="text">
      <style:text-properties style:font-name="Times New Roman" fo:font-family="'Times New Roman'" style:font-family-generic="roman" style:font-pitch="variable" style:text-underline-style="none"/>
    </style:style>
    <style:style style:name="WW_5f_CharLFO7LVL5" style:display-name="WW_CharLFO7LVL5" style:family="text">
      <style:text-properties style:font-name="Times New Roman" fo:font-family="'Times New Roman'" style:font-family-generic="roman" style:font-pitch="variable" style:text-underline-style="none"/>
    </style:style>
    <style:style style:name="WW_5f_CharLFO7LVL6" style:display-name="WW_CharLFO7LVL6" style:family="text">
      <style:text-properties style:font-name="Times New Roman" fo:font-family="'Times New Roman'" style:font-family-generic="roman" style:font-pitch="variable" style:text-underline-style="none"/>
    </style:style>
    <style:style style:name="WW_5f_CharLFO7LVL7" style:display-name="WW_CharLFO7LVL7" style:family="text">
      <style:text-properties style:font-name="Times New Roman" fo:font-family="'Times New Roman'" style:font-family-generic="roman" style:font-pitch="variable" style:text-underline-style="none"/>
    </style:style>
    <style:style style:name="WW_5f_CharLFO7LVL8" style:display-name="WW_CharLFO7LVL8" style:family="text">
      <style:text-properties style:font-name="Times New Roman" fo:font-family="'Times New Roman'" style:font-family-generic="roman" style:font-pitch="variable" style:text-underline-style="none"/>
    </style:style>
    <style:style style:name="WW_5f_CharLFO7LVL9" style:display-name="WW_CharLFO7LVL9" style:family="text">
      <style:text-properties style:font-name="Times New Roman" fo:font-family="'Times New Roman'" style:font-family-generic="roman" style:font-pitch="variable" style:text-underline-style="none"/>
    </style:style>
    <style:style style:name="WW_5f_CharLFO8LVL1" style:display-name="WW_CharLFO8LVL1"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Endnote_20_anchor" style:display-name="Endnote anchor" style:family="text">
      <style:text-properties style:text-position="super 67%"/>
    </style:style>
    <style:style style:name="Endnote_20_Symbol" style:display-name="Endnote Symbol" style:family="text"/>
    <style:style style:name="Note_20_de_20_fin_20_Car" style:display-name="Note de fin Car" style:family="text" style:parent-style-name="Police_20_par_20_défaut">
      <style:text-properties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ppel_20_de_20_note_20_de_20_fin" style:display-name="Appel de note de fin" style:family="text" style:parent-style-name="Police_20_par_20_défau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format="">
        <style:list-level-properties text:list-level-position-and-space-mode="label-alignment">
          <style:list-level-label-alignment text:label-followed-by="nothing"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9846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Proceedings Template - WORD</dc:title>
    <dc:description>Further edited by G. Murray May 23 2012 to remove extra white space between affiliation ph. no and email addys._x005f_x000d_
Further edited by G. Murray, Jan. 13th. 2011 - adjusted 'top' space to .75" and ensured text in Introduction 'matched' LaTeX._x005f_x000d_
Edited by G. Murray on Aug. 23rd. 2007 for 'ACM Reference Format' / updated reference examples.</dc:description>
    <dc:subject/>
    <meta:initial-creator>End User Computing Services</meta:initial-creator>
    <meta:creation-date>2018-10-24T13:38:00Z</meta:creation-date>
    <dc:date>2018-10-26T18:44:52.255093550</dc:date>
    <meta:print-date>2011-01-13T10:51:00Z</meta:print-date>
    <meta:editing-cycles>5</meta:editing-cycles>
    <meta:editing-duration>PT10M18S</meta:editing-duration>
    <meta:document-statistic meta:table-count="0" meta:image-count="0" meta:object-count="0" meta:page-count="2" meta:paragraph-count="31" meta:word-count="788" meta:character-count="5205" meta:non-whitespace-character-count="4442"/>
    <meta:user-defined meta:name="Checked by">Gerald Murray</meta:user-defined>
    <meta:template xlink:type="simple" xlink:actuate="onRequest" xlink:title="" xlink:href="Normal.dotm"/>
  </office:meta>
</office:document-meta>
</file>